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1daab1" style:font-size-asian="9pt" style:font-size-complex="9pt"/>
    </style:style>
    <style:style style:name="P3" style:family="paragraph" style:parent-style-name="Standard">
      <style:text-properties fo:font-size="9pt" officeooo:rsid="001daab1" officeooo:paragraph-rsid="001daab1" style:font-size-asian="9pt" style:font-size-complex="9pt"/>
    </style:style>
    <style:style style:name="P4" style:family="paragraph" style:parent-style-name="Standard">
      <style:text-properties fo:font-size="9pt" officeooo:paragraph-rsid="001e6c72" style:font-size-asian="9pt" style:font-size-complex="9pt"/>
    </style:style>
    <style:style style:name="P5" style:family="paragraph" style:parent-style-name="Standard">
      <style:text-properties fo:font-size="9pt" officeooo:rsid="001e6c72" officeooo:paragraph-rsid="001e6c72" style:font-size-asian="9pt" style:font-size-complex="9pt"/>
    </style:style>
    <style:style style:name="P6" style:family="paragraph" style:parent-style-name="Standard">
      <style:text-properties fo:font-size="9pt" officeooo:paragraph-rsid="001f9982" style:font-size-asian="9pt" style:font-size-complex="9pt"/>
    </style:style>
    <style:style style:name="P7" style:family="paragraph" style:parent-style-name="Standard">
      <style:text-properties fo:font-size="9pt" officeooo:paragraph-rsid="0020e0f2" style:font-size-asian="9pt" style:font-size-complex="9pt"/>
    </style:style>
    <style:style style:name="P8" style:family="paragraph" style:parent-style-name="Standard">
      <style:text-properties fo:font-size="9pt" officeooo:rsid="0020e0f2" officeooo:paragraph-rsid="0020e0f2" style:font-size-asian="9pt" style:font-size-complex="9pt"/>
    </style:style>
    <style:style style:name="P9" style:family="paragraph" style:parent-style-name="Standard">
      <style:text-properties fo:font-size="9pt" officeooo:paragraph-rsid="0023d8e9" style:font-size-asian="9pt" style:font-size-complex="9pt"/>
    </style:style>
    <style:style style:name="P10" style:family="paragraph" style:parent-style-name="Standard">
      <style:text-properties fo:font-size="9pt" officeooo:paragraph-rsid="0024321d" style:font-size-asian="9pt" style:font-size-complex="9pt"/>
    </style:style>
    <style:style style:name="P11" style:family="paragraph" style:parent-style-name="Standard">
      <style:text-properties fo:font-size="9pt" officeooo:rsid="0024321d" officeooo:paragraph-rsid="0024321d" style:font-size-asian="9pt" style:font-size-complex="9pt"/>
    </style:style>
    <style:style style:name="P12" style:family="paragraph" style:parent-style-name="Heading_20_1">
      <style:text-properties fo:font-size="9pt" style:font-size-asian="9pt" style:font-size-complex="9pt"/>
    </style:style>
    <style:style style:name="P13" style:family="paragraph" style:parent-style-name="Heading_20_2">
      <style:text-properties fo:font-size="9pt" style:font-size-asian="9pt" style:font-size-complex="9pt"/>
    </style:style>
    <style:style style:name="P14" style:family="paragraph" style:parent-style-name="Heading_20_3">
      <style:text-properties fo:font-size="9pt" style:font-size-asian="9pt" style:font-size-complex="9pt"/>
    </style:style>
    <style:style style:name="P15" style:family="paragraph" style:parent-style-name="Heading_20_4">
      <style:text-properties fo:font-size="9pt" style:font-size-asian="9pt" style:font-size-complex="9pt"/>
    </style:style>
    <style:style style:name="P16" style:family="paragraph" style:parent-style-name="Heading_20_4">
      <style:text-properties fo:font-size="9pt" officeooo:paragraph-rsid="001ca19b" style:font-size-asian="9pt" style:font-size-complex="9pt"/>
    </style:style>
    <style:style style:name="P17" style:family="paragraph" style:parent-style-name="Standard" style:list-style-name="L1">
      <style:text-properties fo:font-size="9pt" style:font-size-asian="9pt" style:font-size-complex="9pt"/>
    </style:style>
    <style:style style:name="P18" style:family="paragraph" style:parent-style-name="Standard" style:list-style-name="L1">
      <style:text-properties fo:font-size="9pt" officeooo:paragraph-rsid="001ca19b" style:font-size-asian="9pt" style:font-size-complex="9pt"/>
    </style:style>
    <style:style style:name="P19" style:family="paragraph" style:parent-style-name="Standard" style:list-style-name="L2">
      <style:text-properties fo:font-size="9pt" officeooo:paragraph-rsid="001ca19b" style:font-size-asian="9pt" style:font-size-complex="9pt"/>
    </style:style>
    <style:style style:name="P20" style:family="paragraph" style:parent-style-name="Standard" style:list-style-name="L2">
      <style:text-properties fo:font-size="9pt" officeooo:paragraph-rsid="001daab1" style:font-size-asian="9pt" style:font-size-complex="9pt"/>
    </style:style>
    <style:style style:name="P21" style:family="paragraph" style:parent-style-name="Standard" style:list-style-name="L3">
      <style:text-properties fo:font-size="9pt" style:font-size-asian="9pt" style:font-size-complex="9pt"/>
    </style:style>
    <style:style style:name="P22" style:family="paragraph" style:parent-style-name="Standard" style:list-style-name="L3">
      <style:text-properties fo:font-size="9pt" officeooo:paragraph-rsid="001daab1" style:font-size-asian="9pt" style:font-size-complex="9pt"/>
    </style:style>
    <style:style style:name="P23" style:family="paragraph" style:parent-style-name="Standard" style:list-style-name="L4">
      <style:text-properties fo:font-size="9pt" style:font-size-asian="9pt" style:font-size-complex="9pt"/>
    </style:style>
    <style:style style:name="P24" style:family="paragraph" style:parent-style-name="Standard" style:list-style-name="L4">
      <style:text-properties fo:font-size="9pt" officeooo:paragraph-rsid="001daab1" style:font-size-asian="9pt" style:font-size-complex="9pt"/>
    </style:style>
    <style:style style:name="P25" style:family="paragraph" style:parent-style-name="Standard" style:list-style-name="L5">
      <style:text-properties fo:font-size="9pt" officeooo:paragraph-rsid="001daab1" style:font-size-asian="9pt" style:font-size-complex="9pt"/>
    </style:style>
    <style:style style:name="P26" style:family="paragraph" style:parent-style-name="Standard" style:list-style-name="L6">
      <style:text-properties fo:font-size="9pt" officeooo:paragraph-rsid="001daab1" style:font-size-asian="9pt" style:font-size-complex="9pt"/>
    </style:style>
    <style:style style:name="P27" style:family="paragraph" style:parent-style-name="Standard">
      <style:text-properties fo:font-size="9pt" officeooo:rsid="001daab1" officeooo:paragraph-rsid="001daab1" style:font-size-asian="9pt" style:font-size-complex="9pt"/>
    </style:style>
    <style:style style:name="P28" style:family="paragraph" style:parent-style-name="Standard" style:list-style-name="L7">
      <style:text-properties fo:font-size="9pt" officeooo:paragraph-rsid="001e6c72" style:font-size-asian="9pt" style:font-size-complex="9pt"/>
    </style:style>
    <style:style style:name="P29" style:family="paragraph" style:parent-style-name="Standard" style:list-style-name="L8">
      <style:text-properties fo:font-size="9pt" officeooo:paragraph-rsid="001e6c72" style:font-size-asian="9pt" style:font-size-complex="9pt"/>
    </style:style>
    <style:style style:name="P30" style:family="paragraph" style:parent-style-name="Standard">
      <style:text-properties fo:font-size="9pt" officeooo:rsid="001e6c72" officeooo:paragraph-rsid="001e6c72" style:font-size-asian="9pt" style:font-size-complex="9pt"/>
    </style:style>
    <style:style style:name="P31" style:family="paragraph" style:parent-style-name="Standard" style:list-style-name="L9">
      <style:text-properties fo:font-size="9pt" officeooo:paragraph-rsid="001e6c72" style:font-size-asian="9pt" style:font-size-complex="9pt"/>
    </style:style>
    <style:style style:name="P32" style:family="paragraph" style:parent-style-name="Standard" style:list-style-name="L10">
      <style:text-properties fo:font-size="9pt" officeooo:paragraph-rsid="001e6c72" style:font-size-asian="9pt" style:font-size-complex="9pt"/>
    </style:style>
    <style:style style:name="P33" style:family="paragraph" style:parent-style-name="Standard" style:list-style-name="L11">
      <style:text-properties fo:font-size="9pt" officeooo:paragraph-rsid="001e6c72" style:font-size-asian="9pt" style:font-size-complex="9pt"/>
    </style:style>
    <style:style style:name="P34" style:family="paragraph" style:parent-style-name="Standard" style:list-style-name="L11">
      <style:text-properties fo:font-size="9pt" officeooo:paragraph-rsid="001f9982" style:font-size-asian="9pt" style:font-size-complex="9pt"/>
    </style:style>
    <style:style style:name="P35" style:family="paragraph" style:parent-style-name="Standard" style:list-style-name="L12">
      <style:text-properties fo:font-size="9pt" officeooo:paragraph-rsid="001f9982" style:font-size-asian="9pt" style:font-size-complex="9pt"/>
    </style:style>
    <style:style style:name="P36" style:family="paragraph" style:parent-style-name="Standard" style:list-style-name="L13">
      <style:text-properties fo:font-size="9pt" officeooo:paragraph-rsid="001f9982" style:font-size-asian="9pt" style:font-size-complex="9pt"/>
    </style:style>
    <style:style style:name="P37" style:family="paragraph" style:parent-style-name="Standard" style:list-style-name="L14">
      <style:text-properties fo:font-size="9pt" officeooo:paragraph-rsid="0020e0f2" style:font-size-asian="9pt" style:font-size-complex="9pt"/>
    </style:style>
    <style:style style:name="P38" style:family="paragraph" style:parent-style-name="Standard">
      <style:text-properties fo:font-size="9pt" officeooo:rsid="0020e0f2" officeooo:paragraph-rsid="0020e0f2" style:font-size-asian="9pt" style:font-size-complex="9pt"/>
    </style:style>
    <style:style style:name="P39" style:family="paragraph" style:parent-style-name="Standard" style:list-style-name="L15">
      <style:text-properties fo:font-size="9pt" officeooo:paragraph-rsid="0020e0f2" style:font-size-asian="9pt" style:font-size-complex="9pt"/>
    </style:style>
    <style:style style:name="P40" style:family="paragraph" style:parent-style-name="Standard" style:list-style-name="L16">
      <style:text-properties fo:font-size="9pt" officeooo:paragraph-rsid="0020e0f2" style:font-size-asian="9pt" style:font-size-complex="9pt"/>
    </style:style>
    <style:style style:name="P41" style:family="paragraph" style:parent-style-name="Standard" style:list-style-name="L17">
      <style:text-properties fo:font-size="9pt" officeooo:paragraph-rsid="0020e0f2" style:font-size-asian="9pt" style:font-size-complex="9pt"/>
    </style:style>
    <style:style style:name="P42" style:family="paragraph" style:parent-style-name="Standard" style:list-style-name="L18">
      <style:text-properties fo:font-size="9pt" officeooo:paragraph-rsid="0020e0f2" style:font-size-asian="9pt" style:font-size-complex="9pt"/>
    </style:style>
    <style:style style:name="P43" style:family="paragraph" style:parent-style-name="Standard" style:list-style-name="L19">
      <style:text-properties fo:font-size="9pt" officeooo:paragraph-rsid="0023d8e9" style:font-size-asian="9pt" style:font-size-complex="9pt"/>
    </style:style>
    <style:style style:name="P44" style:family="paragraph" style:parent-style-name="Standard">
      <style:text-properties fo:font-size="9pt" officeooo:rsid="0023d8e9" officeooo:paragraph-rsid="0023d8e9" style:font-size-asian="9pt" style:font-size-complex="9pt"/>
    </style:style>
    <style:style style:name="P45" style:family="paragraph" style:parent-style-name="Standard" style:list-style-name="L20">
      <style:text-properties fo:font-size="9pt" officeooo:paragraph-rsid="0023d8e9" style:font-size-asian="9pt" style:font-size-complex="9pt"/>
    </style:style>
    <style:style style:name="P46" style:family="paragraph" style:parent-style-name="Standard" style:list-style-name="L21">
      <style:text-properties fo:font-size="9pt" officeooo:paragraph-rsid="0023d8e9" style:font-size-asian="9pt" style:font-size-complex="9pt"/>
    </style:style>
    <style:style style:name="P47" style:family="paragraph" style:parent-style-name="Standard" style:list-style-name="L22">
      <style:text-properties fo:font-size="9pt" officeooo:paragraph-rsid="0023d8e9" style:font-size-asian="9pt" style:font-size-complex="9pt"/>
    </style:style>
    <style:style style:name="P48" style:family="paragraph" style:parent-style-name="Standard" style:list-style-name="L23">
      <style:text-properties fo:font-size="9pt" officeooo:paragraph-rsid="0023d8e9" style:font-size-asian="9pt" style:font-size-complex="9pt"/>
    </style:style>
    <style:style style:name="P49" style:family="paragraph" style:parent-style-name="Standard" style:list-style-name="L24">
      <style:text-properties fo:font-size="9pt" officeooo:paragraph-rsid="0023d8e9" style:font-size-asian="9pt" style:font-size-complex="9pt"/>
    </style:style>
    <style:style style:name="P50" style:family="paragraph" style:parent-style-name="Standard" style:list-style-name="L25">
      <style:text-properties fo:font-size="9pt" officeooo:paragraph-rsid="0023d8e9" style:font-size-asian="9pt" style:font-size-complex="9pt"/>
    </style:style>
    <style:style style:name="P51" style:family="paragraph" style:parent-style-name="Standard" style:list-style-name="L26">
      <style:text-properties fo:font-size="9pt" officeooo:paragraph-rsid="0023d8e9" style:font-size-asian="9pt" style:font-size-complex="9pt"/>
    </style:style>
    <style:style style:name="P52" style:family="paragraph" style:parent-style-name="Standard" style:list-style-name="L27">
      <style:text-properties fo:font-size="9pt" officeooo:paragraph-rsid="0023d8e9" style:font-size-asian="9pt" style:font-size-complex="9pt"/>
    </style:style>
    <style:style style:name="P53" style:family="paragraph" style:parent-style-name="Standard" style:list-style-name="L28">
      <style:text-properties fo:font-size="9pt" officeooo:paragraph-rsid="0023d8e9" style:font-size-asian="9pt" style:font-size-complex="9pt"/>
    </style:style>
    <style:style style:name="P54" style:family="paragraph" style:parent-style-name="Standard" style:list-style-name="L29">
      <style:text-properties fo:font-size="9pt" officeooo:paragraph-rsid="0023d8e9" style:font-size-asian="9pt" style:font-size-complex="9pt"/>
    </style:style>
    <style:style style:name="P55" style:family="paragraph" style:parent-style-name="Standard" style:list-style-name="L30">
      <style:text-properties fo:font-size="9pt" officeooo:paragraph-rsid="0023d8e9" style:font-size-asian="9pt" style:font-size-complex="9pt"/>
    </style:style>
    <style:style style:name="P56" style:family="paragraph" style:parent-style-name="Standard" style:list-style-name="L31">
      <style:text-properties fo:font-size="9pt" officeooo:paragraph-rsid="0024321d" style:font-size-asian="9pt" style:font-size-complex="9pt"/>
    </style:style>
    <style:style style:name="P57" style:family="paragraph" style:parent-style-name="Standard">
      <style:text-properties fo:font-size="9pt" officeooo:rsid="0024321d" officeooo:paragraph-rsid="0024321d" style:font-size-asian="9pt" style:font-size-complex="9pt"/>
    </style:style>
    <style:style style:name="P58" style:family="paragraph" style:parent-style-name="Standard" style:list-style-name="L32">
      <style:text-properties fo:font-size="9pt" officeooo:paragraph-rsid="0024321d" style:font-size-asian="9pt" style:font-size-complex="9pt"/>
    </style:style>
    <style:style style:name="P59" style:family="paragraph" style:parent-style-name="Standard" style:list-style-name="L33">
      <style:text-properties fo:font-size="9pt" officeooo:paragraph-rsid="0024321d" style:font-size-asian="9pt" style:font-size-complex="9pt"/>
    </style:style>
    <style:style style:name="P60" style:family="paragraph" style:parent-style-name="Standard" style:list-style-name="L34">
      <style:text-properties fo:font-size="9pt" officeooo:paragraph-rsid="0024321d" style:font-size-asian="9pt" style:font-size-complex="9pt"/>
    </style:style>
    <style:style style:name="P61" style:family="paragraph" style:parent-style-name="Standard" style:list-style-name="L35">
      <style:text-properties fo:font-size="9pt" officeooo:paragraph-rsid="0024321d" style:font-size-asian="9pt" style:font-size-complex="9pt"/>
    </style:style>
    <style:style style:name="P62" style:family="paragraph" style:parent-style-name="Standard" style:list-style-name="L36">
      <style:text-properties fo:font-size="9pt" officeooo:paragraph-rsid="0024321d" style:font-size-asian="9pt" style:font-size-complex="9pt"/>
    </style:style>
    <style:style style:name="P63" style:family="paragraph" style:parent-style-name="Standard" style:list-style-name="L37">
      <style:text-properties fo:font-size="9pt" officeooo:paragraph-rsid="0024321d" style:font-size-asian="9pt" style:font-size-complex="9pt"/>
    </style:style>
    <style:style style:name="P64" style:family="paragraph" style:parent-style-name="Standard" style:list-style-name="L38">
      <style:text-properties fo:font-size="9pt" officeooo:paragraph-rsid="0024321d" style:font-size-asian="9pt" style:font-size-complex="9pt"/>
    </style:style>
    <style:style style:name="P65" style:family="paragraph" style:parent-style-name="Standard" style:list-style-name="L39">
      <style:text-properties fo:font-size="9pt" officeooo:paragraph-rsid="0024321d" style:font-size-asian="9pt" style:font-size-complex="9pt"/>
    </style:style>
    <style:style style:name="P66" style:family="paragraph" style:parent-style-name="Standard" style:list-style-name="L2">
      <style:text-properties officeooo:paragraph-rsid="001ca19b"/>
    </style:style>
    <style:style style:name="P67" style:family="paragraph" style:parent-style-name="Standard" style:list-style-name="L2">
      <style:text-properties officeooo:paragraph-rsid="001daab1"/>
    </style:style>
    <style:style style:name="P68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321d" style:font-style-asian="italic" style:font-style-complex="italic"/>
    </style:style>
    <style:style style:name="T4" style:family="text">
      <style:text-properties officeooo:rsid="001ca19b"/>
    </style:style>
    <style:style style:name="T5" style:family="text">
      <style:text-properties officeooo:rsid="001daab1"/>
    </style:style>
    <style:style style:name="T6" style:family="text">
      <style:text-properties style:font-name="Fira Code"/>
    </style:style>
    <style:style style:name="T7" style:family="text">
      <style:text-properties style:font-name="Fira Code" fo:font-size="9pt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9pt" style:font-size-asian="7.84999990463257pt" style:font-size-complex="9pt"/>
    </style:style>
    <style:style style:name="T11" style:family="text">
      <style:text-properties officeooo:rsid="001e6c72"/>
    </style:style>
    <style:style style:name="T12" style:family="text">
      <style:text-properties officeooo:rsid="001f9982"/>
    </style:style>
    <style:style style:name="T13" style:family="text">
      <style:text-properties officeooo:rsid="0020e0f2"/>
    </style:style>
    <style:style style:name="T14" style:family="text">
      <style:text-properties officeooo:rsid="0023d8e9"/>
    </style:style>
    <style:style style:name="T15" style:family="text">
      <style:text-properties officeooo:rsid="0024321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5a8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Administrateur système GNU/Linux, Administrateur Ansible, Expert en shell</text:h>
      <text:h text:style-name="P13" text:outline-level="2">Compétences</text:h>
      <text:h text:style-name="P15" text:outline-level="4">Système</text:h>
      <text:p text:style-name="P1">Maı̂trise des environnements Linux (Debian et Red Hat), Unix</text:p>
      <text:h text:style-name="P15" text:outline-level="4">Langages</text:h>
      <text:p text:style-name="P1">Expert en Shell, bonnes connaissances en HTML, Python, L<text:span text:style-name="T15">aTeX</text:span>, PHP &amp; SQL.</text:p>
      <text:h text:style-name="P15" text:outline-level="4">Outils</text:h>
      <text:list text:style-name="L1">
        <text:list-item>
          <text:p text:style-name="P17">Administration de :</text:p>
          <text:list>
            <text:list-item>
              <text:p text:style-name="P17">Ansible, AWX, Tower</text:p>
            </text:list-item>
            <text:list-item>
              <text:p text:style-name="P17">IBM Workload Scheduler (anciennement TWS),</text:p>
            </text:list-item>
            <text:list-item>
              <text:p text:style-name="P17">OVM, VirtualBox.</text:p>
            </text:list-item>
          </text:list>
        </text:list-item>
        <text:list-item>
          <text:p text:style-name="P17">Utilisation de :</text:p>
          <text:list>
            <text:list-item>
              <text:p text:style-name="P17">Git (GitHub, GitLab, Framagit),</text:p>
            </text:list-item>
            <text:list-item>
              <text:p text:style-name="P17">Puppet,</text:p>
            </text:list-item>
            <text:list-item>
              <text:p text:style-name="P17">Proxmox, KVM,</text:p>
            </text:list-item>
            <text:list-item>
              <text:p text:style-name="P17">Jira, Confluence, Bitbucket,</text:p>
            </text:list-item>
            <text:list-item>
              <text:p text:style-name="P18">CFT.</text:p>
            </text:list-item>
          </text:list>
        </text:list-item>
      </text:list>
      <text:h text:style-name="P16" text:outline-level="4">SGBD</text:h>
      <text:p text:style-name="P1">Connaissances de l’administration de PostgreSQL, MySQL, Oracle</text:p>
      <text:h text:style-name="P14" text:outline-level="3">Formations suivies</text:h>
      <text:p text:style-name="P1">Ansible : <text:span text:style-name="T2">Automation with Ansible (DO407)</text:span> en 2018 par Red Hat. (4 jours)</text:p>
      <text:p text:style-name="P1">AGILE : <text:span text:style-name="T2">Introduction et pratique de la méthode AGILE &amp; SCRUM</text:span> en 2013 par Intelli’N. (2 jours)</text:p>
      <text:p text:style-name="P1">Oracle : <text:span text:style-name="T2">Introduction technique à Oracle &amp; Administration Oracle (niveau 1)</text:span> en 2006 par or@tech. (1+5 jours)</text:p>
      <text:p text:style-name="P1">Linux : <text:span text:style-name="T2">Administration Linux Red Hat</text:span> en 2003 par Pythagore F.D (10 jours)</text:p>
      <text:h text:style-name="P14" text:outline-level="3">Formation dispensée</text:h>
      <text:p text:style-name="P1">Linux : Préparation à la certification Linux LPIC101 &amp; 102 en 2012 pour Intelli’N (2 + 4,5 jours)</text:p>
      <text:h text:style-name="P14" text:outline-level="3">Langue</text:h>
      <text:p text:style-name="P1">Anglais technique : lu, écrit, traduit et parlé et chanté en solo.</text:p>
      <text:h text:style-name="P13" text:outline-level="2">Certification</text:h>
      <text:p text:style-name="P1"><text:span text:style-name="T4">En 2011, </text:span><text:span text:style-name="T1">LPIC 1</text:span><text:span text:style-name="T16"> : </text:span>LPIC 101 &amp; 102</text:p>
      <text:p text:style-name="P1">vérification https://cs.lpi.org/caf/Xamman/certification</text:p>
      <text:p text:style-name="P1">code LPI = LPI000228139</text:p>
      <text:p text:style-name="P1">code de vérification = kanfzh9uuj</text:p>
      <text:h text:style-name="P13" text:outline-level="2">Expériences</text:h>
      <text:h text:style-name="P14" text:outline-level="3">Activement bénévole</text:h>
      <text:list text:style-name="L2">
        <text:list-item>
          <text:p text:style-name="P66"><text:span text:style-name="T8">Pour l’association </text:span><text:a xlink:type="simple" xlink:href="https://orryentransition.fr/" text:style-name="Internet_20_link" text:visited-style-name="Visited_20_Internet_20_Link"><text:span text:style-name="T8">Orry en Transition</text:span></text:a></text:p>
          <text:list>
            <text:list-item>
              <text:p text:style-name="P19">Préparation et animation d’une rencontre sur les logiciels libres et la sobriété numérique (20 janvier 2022)</text:p>
            </text:list-item>
            <text:list-item>
              <text:p text:style-name="P19">Recyclage d’ordinateurs avec l’utilisation de Linux Debian,</text:p>
            </text:list-item>
            <text:list-item>
              <text:p text:style-name="P19">Actions de promotion de l’association : troc aux plantes, réparation de vélos, création d’un hôtel à insectes, nettoyage de la ville et des forêts attenantes…</text:p>
            </text:list-item>
          </text:list>
        </text:list-item>
        <text:list-item>
          <text:p text:style-name="P66"><text:a xlink:type="simple" xlink:href="https://www.oisux.org/" text:style-name="Internet_20_link" text:visited-style-name="Visited_20_Internet_20_Link"><text:span text:style-name="T8">Oisux</text:span></text:a><text:span text:style-name="T8">, association de promotion des Logiciels Libres sur le département de l’Oise.</text:span></text:p>
          <text:list>
            <text:list-item>
              <text:p text:style-name="P19">Assistance informatique depuis 2007,</text:p>
            </text:list-item>
            <text:list-item>
              <text:p text:style-name="P19">Promotion de la distribution Primtux au salon Open Source Expérience et au Carnaval des Possibles.</text:p>
            </text:list-item>
          </text:list>
        </text:list-item>
        <text:list-item>
          <text:p text:style-name="P66"><text:a xlink:type="simple" xlink:href="https://www.orryzon.fr/" text:style-name="Internet_20_link" text:visited-style-name="Visited_20_Internet_20_Link"><text:span text:style-name="T8">Orry’zon</text:span></text:a><text:span text:style-name="T8"> association culturelle.</text:span></text:p>
        </text:list-item>
        <text:list-item>
          <text:p text:style-name="P66"><text:a xlink:type="simple" xlink:href="https://www.artemoise.fr/" text:style-name="Internet_20_link" text:visited-style-name="Visited_20_Internet_20_Link"><text:span text:style-name="T8">ArtemOise</text:span></text:a><text:span text:style-name="T8"> association culturelle de promotion de musiques lyriques.</text:span></text:p>
          <text:list>
            <text:list-item>
              <text:p text:style-name="P19">Pour la bonne réalisation d’une balade musicale,</text:p>
            </text:list-item>
            <text:list-item>
              <text:p text:style-name="P19">Pour l’organisation de la 5e édition des Orryginales, concentration de voitures d’exception.</text:p>
            </text:list-item>
            <text:list-item>
              <text:p text:style-name="P19">Machiniste pour des spectacles musicaux :</text:p>
              <text:list>
                <text:list-item>
                  <text:p text:style-name="P19"><text:span text:style-name="T2">Les Trois Ténors aux J.O</text:span> à Chantilly le 22 juin 2024,</text:p>
                </text:list-item>
                <text:list-item>
                  <text:p text:style-name="P19"><text:span text:style-name="T2">Véronique</text:span> à Coye-la-Forêt le 29 septembre 2024,</text:p>
                </text:list-item>
                <text:list-item>
                  <text:p text:style-name="P19"><text:soft-page-break/><text:span text:style-name="T2">Le Secret de Suzanne</text:span> le 15 décembre 2024</text:p>
                </text:list-item>
              </text:list>
            </text:list-item>
          </text:list>
        </text:list-item>
        <text:list-item>
          <text:p text:style-name="P67"><text:span text:style-name="T8">Pour le festival de cinéma </text:span><text:a xlink:type="simple" xlink:href="https://www.orryfilmfestival.fr/" text:style-name="Internet_20_link" text:visited-style-name="Visited_20_Internet_20_Link"><text:span text:style-name="T8">Orry Film Festival</text:span></text:a><text:span text:style-name="T8"> d’Orry-la-Ville,</text:span></text:p>
          <text:list>
            <text:list-item>
              <text:p text:style-name="P20">Sa préparation,</text:p>
            </text:list-item>
            <text:list-item>
              <text:p text:style-name="P20">Visionnage et sélection de films,</text:p>
            </text:list-item>
            <text:list-item>
              <text:p text:style-name="P20">Présentation des films pour l’édition 2022,</text:p>
            </text:list-item>
            <text:list-item>
              <text:p text:style-name="P20">Animation des débats post projection.</text:p>
            </text:list-item>
          </text:list>
        </text:list-item>
        <text:list-item>
          <text:p text:style-name="P67"><text:span text:style-name="T8">Pour le </text:span><text:span text:style-name="T9">repair café</text:span><text:span text:style-name="T8"> </text:span><text:a xlink:type="simple" xlink:href="https://www.repaircafe.org/fr/cafe/repair-cafe-lamorlaye-et-ses-environs/" text:style-name="Internet_20_link" text:visited-style-name="Visited_20_Internet_20_Link"><text:span text:style-name="T8">Rep’aire au vert</text:span></text:a><text:span text:style-name="T8"> de Lamorlaye</text:span></text:p>
          <text:list>
            <text:list-item>
              <text:p text:style-name="P20">Petites réparations informatiques</text:p>
            </text:list-item>
            <text:list-item>
              <text:p text:style-name="P20">Sensibilisation autour des logiciels libres</text:p>
            </text:list-item>
          </text:list>
        </text:list-item>
        <text:list-item>
          <text:p text:style-name="P20">Cueillette de plantes médicinales pour Les Plantes de Mathilde.</text:p>
        </text:list-item>
        <text:list-item>
          <text:p text:style-name="P20">Rédaction (en Markdown et L<text:span text:style-name="T5">aTeX</text:span>) et animation d’une conférence sur Led Zeppelin.</text:p>
        </text:list-item>
        <text:list-item>
          <text:p text:style-name="P20">Participation à la rédaction de la formation Linux Formatux</text:p>
        </text:list-item>
      </text:list>
      <text:p text:style-name="P1"><text:span text:style-name="T5">Système : </text:span>Debian, CentOS</text:p>
      <text:p text:style-name="P1"><text:span text:style-name="T5">Langages : </text:span>Shell, Markdown, L<text:span text:style-name="T5">aTeX</text:span></text:p>
      <text:p text:style-name="P1">Outils : Ansible, Git, Pandoc, Proxmox, Yunohost, sécateur...</text:p>
      <text:p text:style-name="P1"/>
      <text:p text:style-name="P2">2022–2024</text:p>
      <text:p text:style-name="P2">25 mois<text:span text:style-name="T8"/></text:p>
      <text:p text:style-name="P1">Administrateur système Linux N3, Société Générale, Val-de-Fontenay, Orness</text:p>
      <text:p text:style-name="P1">Administrateur système niveau 3</text:p>
      <text:list text:style-name="L3">
        <text:list-item>
          <text:p text:style-name="P21">Maintien en condition opérationnelle des serveurs physiques utilisés pour le trading à haute fréquence.</text:p>
        </text:list-item>
        <text:list-item>
          <text:p text:style-name="P22">Amélioration et simplification des tests de validation d’état de santé des serveurs par une réécriture, en de multiple scripts Shell, d’un gros script Python.</text:p>
        </text:list-item>
        <text:list-item>
          <text:p text:style-name="P22">Rédaction de documentations relatives à mon activité.</text:p>
        </text:list-item>
        <text:list-item>
          <text:p text:style-name="P22">Relation avec les fournisseurs et les partenaires qui gèrent les différents hébergements.</text:p>
        </text:list-item>
        <text:list-item>
          <text:p text:style-name="P22">Configuration de BIOS/iLO et système d’exploitation Red Hat 7 &amp; 8.</text:p>
        </text:list-item>
        <text:list-item>
          <text:p text:style-name="P22">Configuration de modules Puppet pour la création de serveurs en Red Hat 8.</text:p>
        </text:list-item>
        <text:list-item>
          <text:p text:style-name="P22">Masterisation de serveurs en Red Hat 8 ainsi que leur configuration définitive</text:p>
        </text:list-item>
        <text:list-item>
          <text:p text:style-name="P22">Tout cela dans un environnement anglophone en relation avec des collègues Indiens et des prestataires étrangers</text:p>
        </text:list-item>
      </text:list>
      <text:p text:style-name="P1"><text:span text:style-name="T5">Système : </text:span>Red Hat</text:p>
      <text:p text:style-name="P1"><text:span text:style-name="T5">Langage : </text:span>Shell, Python</text:p>
      <text:p text:style-name="P1">Outils : Puppet, Ansible</text:p>
      <text:p text:style-name="P1"/>
      <text:p text:style-name="P3">2022-2022</text:p>
      <text:p text:style-name="P3">6 mois</text:p>
      <text:p text:style-name="P1">Administrateur système Linux N2/N3, SNCF, Lyon/La Défense, Modis</text:p>
      <text:p text:style-name="P1">Administrateur système niveau 2 &amp; 3 :</text:p>
      <text:list text:style-name="L4">
        <text:list-item>
          <text:p text:style-name="P23">Analyse de la performance de systèmes Linux et recherche de l’origine de leur charge machine,</text:p>
        </text:list-item>
        <text:list-item>
          <text:p text:style-name="P68"><text:span text:style-name="T8">Utilisation de DataDog, Centreon et commandes Unix (</text:span><text:span text:style-name="T7">top</text:span><text:span text:style-name="T8">, </text:span><text:span text:style-name="T7">sar</text:span><text:span text:style-name="T8">, </text:span><text:span text:style-name="T7">pidstat</text:span>...<text:span text:style-name="T8">),</text:span></text:p>
        </text:list-item>
        <text:list-item>
          <text:p text:style-name="P24">Gestion des ressources de VM depuis Vmware ESX : ajout d’espace disque, RAM, mémoire,</text:p>
        </text:list-item>
        <text:list-item>
          <text:p text:style-name="P24">Action sur LVM : création, augmentation et diminution de partitions,</text:p>
        </text:list-item>
        <text:list-item>
          <text:p text:style-name="P24">Administration de serveurs dans le cloud Azure (configuration de Load Balancer, ajout de ressources CPU et disque,</text:p>
        </text:list-item>
        <text:list-item>
          <text:p text:style-name="P24">Rédaction de notes pour la gestion de LVM et des différentes commandes d’analyse système (<text:span text:style-name="T6">top</text:span>, <text:span text:style-name="T6">iostat</text:span>, <text:span text:style-name="T6">pidstat...</text:span>)</text:p>
        </text:list-item>
      </text:list>
      <text:p text:style-name="P1">Administrateur DBA Oracle niveau 1 :</text:p>
      <text:list text:style-name="L5">
        <text:list-item>
          <text:p text:style-name="P25">Analyse des dysfonctionnements de connexion Oracle,</text:p>
        </text:list-item>
        <text:list-item>
          <text:p text:style-name="P25">Gestion des ressources disques pour les datafiles,</text:p>
        </text:list-item>
        <text:list-item>
          <text:p text:style-name="P25">Création de dump.</text:p>
        </text:list-item>
      </text:list>
      <text:p text:style-name="Standard"><text:span text:style-name="T10">Administrateur</text:span><text:span text:style-name="T8"> applicatif :</text:span></text:p>
      <text:list text:style-name="L6">
        <text:list-item>
          <text:p text:style-name="P26">Application de consignes pour la reprise de traitements depuis Dollar Universe</text:p>
        </text:list-item>
        <text:list-item>
          <text:p text:style-name="P26">Présence à des réunions et actions pour la résolution d’incidents, majeurs ou récurrents</text:p>
        </text:list-item>
        <text:list-item>
          <text:p text:style-name="P26">Tentative d’amélioration et de correction de consignes, de scripts et de la gestion des documentations</text:p>
        </text:list-item>
      </text:list>
      <text:p text:style-name="P1"><text:span text:style-name="T5">Système : </text:span>Red Hat, Ubuntu</text:p>
      <text:p text:style-name="P1">Cloud : Azure</text:p>
      <text:p text:style-name="P1"><text:span text:style-name="T5">Langages : </text:span>Shell</text:p>
      <text:p text:style-name="P1">Outils : ServiceNow, DataDog, Centreon</text:p>
      <text:p text:style-name="P1"/>
      <text:p text:style-name="P3">2022-2022</text:p>
      <text:p text:style-name="P3">1,5 mois</text:p>
      <text:p text:style-name="P2">Ingénieur DevOps Linux, <text:span text:style-name="T2">EU-Lisa</text:span>, Strasbourg, Next-Ventures</text:p>
      <text:p text:style-name="P1">Dans un environnement exclusivement anglophone</text:p>
      <text:list text:style-name="L7">
        <text:list-item>
          <text:p text:style-name="P28">Rédaction de playbook et de rôles pour la gestion de Pod Kubernetes</text:p>
        </text:list-item>
        <text:list-item>
          <text:p text:style-name="P28">Assistance à la rédaction de scripts d’administration applicative</text:p>
        </text:list-item>
      </text:list>
      <text:p text:style-name="P1"><text:span text:style-name="T11">Système : </text:span>Red Hat</text:p>
      <text:p text:style-name="P1"><text:soft-page-break/><text:span text:style-name="T11">Langage : </text:span>Shell</text:p>
      <text:p text:style-name="P1">Outils : Ansible, Kubernetes, Git</text:p>
      <text:p text:style-name="P1"/>
      <text:p text:style-name="P4">2019–2021</text:p>
      <text:p text:style-name="P4">19 mois</text:p>
      <text:p text:style-name="P4">Ingénieur Infra Linux, <text:span text:style-name="T2">Bforbank</text:span>, La Défense, SSIELL</text:p>
      <text:list text:style-name="L8">
        <text:list-item>
          <text:p text:style-name="P29">Gestion de migration de serveurs Red Hat 6.6 en 7.7</text:p>
          <text:list>
            <text:list-item>
              <text:p text:style-name="P29">Planification</text:p>
            </text:list-item>
            <text:list-item>
              <text:p text:style-name="P29">Analyse de l’existant</text:p>
            </text:list-item>
            <text:list-item>
              <text:p text:style-name="P29">Homogénéisation des scripts</text:p>
            </text:list-item>
            <text:list-item>
              <text:p text:style-name="P29">Amélioration de l’existant</text:p>
            </text:list-item>
          </text:list>
        </text:list-item>
        <text:list-item>
          <text:p text:style-name="P29">Maintien en condition opérationnelle d’une centaine de serveurs</text:p>
        </text:list-item>
        <text:list-item>
          <text:p text:style-name="P29">Gestion des demandes auprès de l’hébergeur</text:p>
        </text:list-item>
        <text:list-item>
          <text:p text:style-name="P29">Création de playbooks Ansible pour la création d’un socle Linux commun à tous les serveurs</text:p>
        </text:list-item>
        <text:list-item>
          <text:p text:style-name="P29">Gestion de dépôts Git</text:p>
        </text:list-item>
        <text:list-item>
          <text:p text:style-name="P29">Validation des évolutions des scripts</text:p>
        </text:list-item>
        <text:list-item>
          <text:p text:style-name="P29">Support des changements IWS</text:p>
        </text:list-item>
        <text:list-item>
          <text:p text:style-name="P29">Rédaction, mise à jour de documentations sur IWS, CFT, Git et l’administration Linux</text:p>
        </text:list-item>
      </text:list>
      <text:p text:style-name="P1"><text:span text:style-name="T11">Système : </text:span>Red Hat</text:p>
      <text:p text:style-name="P4"><text:span text:style-name="T11">Langage : </text:span>Shell</text:p>
      <text:p text:style-name="P4">Outils : Ansible, IWS, Git, Tower</text:p>
      <text:p text:style-name="P1"/>
      <text:p text:style-name="P5">2018-2019</text:p>
      <text:p text:style-name="P5">18 mois</text:p>
      <text:p text:style-name="P4">Gestionnaire de postes Linux, <text:span text:style-name="T2">STET</text:span>, La Défense, SSIELL via BK OSI</text:p>
      <text:p text:style-name="P1">Administrateur Linux</text:p>
      <text:list text:style-name="L9">
        <text:list-item>
          <text:p text:style-name="P31">Administration des postes Linux Ubuntu avec Ansible</text:p>
          <text:list>
            <text:list-item>
              <text:p text:style-name="P31">Rédaction et amélioration des Play<text:span text:style-name="T11">b</text:span>ooks Ansible</text:p>
            </text:list-item>
            <text:list-item>
              <text:p text:style-name="P31">Installation, configuration et maintien à jour des postes Linux Ubuntu</text:p>
            </text:list-item>
            <text:list-item>
              <text:p text:style-name="P31">Amélioration de la sécurité des postes (Hardening )</text:p>
            </text:list-item>
          </text:list>
        </text:list-item>
      </text:list>
      <text:list text:style-name="L10">
        <text:list-item>
          <text:p text:style-name="P32">Inventaire des configurations, des postes et pièces détachées</text:p>
        </text:list-item>
        <text:list-item>
          <text:p text:style-name="P32">Réalisation, avec Proxmox, et mise en place d’un serveur PXE et d’un serveur de paquets apt-cacher-ng</text:p>
        </text:list-item>
        <text:list-item>
          <text:p text:style-name="P32">Rédaction de documentations sur les Play<text:span text:style-name="T11">b</text:span>ooks et l’administration et l’utilisation des serveurs PXE et apt-cacher-ng</text:p>
        </text:list-item>
        <text:list-item>
          <text:p text:style-name="P32">Administrateur d’AWX, Jira et Confluence de Atlassian</text:p>
        </text:list-item>
      </text:list>
      <text:p text:style-name="P1"><text:span text:style-name="T11">Système : </text:span>Ubuntu, Debian</text:p>
      <text:p text:style-name="P1"><text:span text:style-name="T11">Langages : </text:span>Shell, Python</text:p>
      <text:p text:style-name="P1">Outils : Ansible, AWX, Pro<text:span text:style-name="T17">x</text:span>mox</text:p>
      <text:p text:style-name="P5"/>
      <text:p text:style-name="P5">2018</text:p>
      <text:p text:style-name="P5">5 mois</text:p>
      <text:p text:style-name="P1">Administrateur déploiements applicatifs, <text:span text:style-name="T2">Generali</text:span>, Saint-Denis, SSIELL via Apside</text:p>
      <text:p text:style-name="P1">Administration de la solution Serena de Micro Focus</text:p>
      <text:list text:style-name="L11">
        <text:list-item>
          <text:p text:style-name="P33">Administration de la solution</text:p>
        </text:list-item>
        <text:list-item>
          <text:p text:style-name="P33">Ajustement de la configuration des outils de déploiements</text:p>
        </text:list-item>
        <text:list-item>
          <text:p text:style-name="P34">Gestion de configuration Ansible</text:p>
        </text:list-item>
        <text:list-item>
          <text:p text:style-name="P34">Modification de scripts Shell pour la gestion d’un dépôt de fichiers et pour la parallélisation des commandes Jboss</text:p>
        </text:list-item>
        <text:list-item>
          <text:p text:style-name="P34">Correction de scripts Groovy</text:p>
        </text:list-item>
      </text:list>
      <text:p text:style-name="P1"><text:span text:style-name="T12">Système : </text:span>Red Hat</text:p>
      <text:p text:style-name="P1"><text:span text:style-name="T12">Langage : </text:span>Shell, Groovy</text:p>
      <text:p text:style-name="P1">Outils : Ansible, SBM, SDA</text:p>
      <text:p text:style-name="P1"/>
      <text:p text:style-name="P6">2014–2018</text:p>
      <text:p text:style-name="P6">42 mois</text:p>
      <text:p text:style-name="P1">Administrateur IWS, expert Shell, <text:span text:style-name="T2">BforBank</text:span>, La Défense, SSIELL</text:p>
      <text:list text:style-name="L12">
        <text:list-item>
          <text:p text:style-name="P35">Administration de IWS :</text:p>
          <text:list>
            <text:list-item>
              <text:p text:style-name="P35">Montée de version de l’ordonnanceur IWS, moteurs et agents, de la version 8.5 à la 9.2,</text:p>
            </text:list-item>
            <text:list-item>
              <text:p text:style-name="P35">Migration des moteurs de Windows™vers Linux Red Hat,</text:p>
            </text:list-item>
            <text:list-item>
              <text:p text:style-name="P35">Définition et mise en place de nouvelles normes des objets IWS et de leur gestion dans Git,</text:p>
            </text:list-item>
            <text:list-item>
              <text:p text:style-name="P35">Rédaction de la procédure de livraison des objets IWS,</text:p>
            </text:list-item>
            <text:list-item>
              <text:p text:style-name="P35">Création et maintenance des scripts d’administration et de surveillance (Centreon),</text:p>
            </text:list-item>
            <text:list-item>
              <text:p text:style-name="P35">Création de cha<text:span text:style-name="T12">î</text:span>nes complexes (conditions multiples, gestion d’événements, etc... ),</text:p>
            </text:list-item>
            <text:list-item>
              <text:p text:style-name="P35">Analyse de la performance de la production informatique (dérive des temps de traitements, espace disque, taille des fichiers échangés. . . ),</text:p>
            </text:list-item>
            <text:list-item>
              <text:p text:style-name="P35">Gestion des calendriers.</text:p>
            </text:list-item>
          </text:list>
        </text:list-item>
      </text:list>
      <text:list text:style-name="L13">
        <text:list-item>
          <text:p text:style-name="P36">Ingénieur de production :</text:p>
          <text:list>
            <text:list-item>
              <text:p text:style-name="P36">Rédaction de documentations,</text:p>
            </text:list-item>
            <text:list-item>
              <text:p text:style-name="P36"><text:soft-page-break/>Recherche et traitement sur des fichiers (<text:span text:style-name="T6">find</text:span>, <text:span text:style-name="T6">sed</text:span>, <text:span text:style-name="T6">awk</text:span>…)</text:p>
            </text:list-item>
            <text:list-item>
              <text:p text:style-name="P36">Suivi de la production : reprise de traitements, corrections de chaı̂nes et/ou de scripts,</text:p>
            </text:list-item>
            <text:list-item>
              <text:p text:style-name="P36">Relations avec les autres équipes autant internes qu’externes (IBM et autres partenaires de la banque),</text:p>
            </text:list-item>
            <text:list-item>
              <text:p text:style-name="P36">Sur un parc d’une centaine de serveurs, premier intervenant pour l’analyse des dysfonction-</text:p>
            </text:list-item>
          </text:list>
        </text:list-item>
      </text:list>
      <text:p text:style-name="P1">nements système.</text:p>
      <text:list text:style-name="L14">
        <text:list-item>
          <text:p text:style-name="P37">Expert Shell :</text:p>
          <text:list>
            <text:list-item>
              <text:p text:style-name="P37">Gestion des versions des scripts par Git,</text:p>
            </text:list-item>
            <text:list-item>
              <text:p text:style-name="P37">Modification et création de scripts,</text:p>
            </text:list-item>
            <text:list-item>
              <text:p text:style-name="P37">Rédaction de bonnes pratiques à l’utilisation de serveurs Linux,</text:p>
            </text:list-item>
            <text:list-item>
              <text:p text:style-name="P37">Création de scripts de contrôle de fichiers par Sentinel ou GateWay, d’interrogation Oracle et MySQL, de sauvegarde MySQL et PostgreSQL, et d’interaction avec le logiciel Core Ban<text:span text:style-name="T13">k</text:span>ing T24 (Temenos),</text:p>
            </text:list-item>
            <text:list-item>
              <text:p text:style-name="P37">Animation de micro-formations dispensées auprès de mes collègues sur Unix &amp; Linux, Shell, Logiciels libres,</text:p>
            </text:list-item>
          </text:list>
        </text:list-item>
      </text:list>
      <text:p text:style-name="P1"><text:span text:style-name="T13">Système : </text:span>Red Hat</text:p>
      <text:p text:style-name="P1">SGBD : Oracle, DB2, MySQL, PostgreSQL</text:p>
      <text:p text:style-name="P1"><text:span text:style-name="T13">Langages : </text:span>Shell, SQL</text:p>
      <text:p text:style-name="P1">Outils : IWS, CFT, Sentinel, GateWay, Centreon, Git</text:p>
      <text:p text:style-name="P1"/>
      <text:p text:style-name="P8">2013-2014</text:p>
      <text:p text:style-name="P8">12 mois</text:p>
      <text:p text:style-name="P7">Administrateur Système Linux, DBA junior, Cour des Comptes, Paris</text:p>
      <text:list text:style-name="L15">
        <text:list-item>
          <text:p text:style-name="P39">Mise en place d’un serveur Debian pour la :</text:p>
          <text:list>
            <text:list-item>
              <text:p text:style-name="P39">Mise en place d’une base documentaire avec Dokuwiki,</text:p>
            </text:list-item>
            <text:list-item>
              <text:p text:style-name="P39">d’une centralisation des mots de passe avec KeePassX,</text:p>
            </text:list-item>
            <text:list-item>
              <text:p text:style-name="P39">Mise à jour de Nagios.</text:p>
            </text:list-item>
          </text:list>
        </text:list-item>
        <text:list-item>
          <text:p text:style-name="P39">Administration de bases de données Oracle &amp; MySQL :</text:p>
          <text:list>
            <text:list-item>
              <text:p text:style-name="P39">Rédaction de documentations relatives à l’administration des applications, du système Linux et bases de données.</text:p>
            </text:list-item>
            <text:list-item>
              <text:p text:style-name="P39">Rédaction de consignes et de procédures pour la gestion des applications.</text:p>
            </text:list-item>
          </text:list>
        </text:list-item>
      </text:list>
      <text:list text:style-name="L16">
        <text:list-item>
          <text:p text:style-name="P40">Rédaction de scripts :</text:p>
          <text:list>
            <text:list-item>
              <text:p text:style-name="P40">d’analyse des LUN NetApp et IBM,</text:p>
            </text:list-item>
            <text:list-item>
              <text:p text:style-name="P40">de cartographie réseau avec nmap.</text:p>
            </text:list-item>
          </text:list>
        </text:list-item>
      </text:list>
      <text:list text:style-name="L17">
        <text:list-item>
          <text:p text:style-name="P41">Administration du serveur Oracle VM,</text:p>
        </text:list-item>
      </text:list>
      <text:list text:style-name="L18">
        <text:list-item>
          <text:list>
            <text:list-item>
              <text:p text:style-name="P42">Administration de serveurs Oracle Linux sous Oracle VM,</text:p>
            </text:list-item>
            <text:list-item>
              <text:p text:style-name="P42">Création de squelettes Oracle Linux sur Vmware</text:p>
            </text:list-item>
            <text:list-item>
              <text:p text:style-name="P42">Installation et configuration d’un serveur Oracle VM Server, OVS.</text:p>
            </text:list-item>
            <text:list-item>
              <text:p text:style-name="P42">Création d’un prototype Nagios sur CentOS et Debian</text:p>
            </text:list-item>
          </text:list>
        </text:list-item>
      </text:list>
      <text:p text:style-name="P1">Système : Oracle Linux, CentOS, Debian</text:p>
      <text:p text:style-name="P7">SGBD : Oracle, MySQL</text:p>
      <text:p text:style-name="P7">Langages : Shell, SQL</text:p>
      <text:p text:style-name="P1">Outils : OVM, VMware, TINA</text:p>
      <text:p text:style-name="P1"/>
      <text:p text:style-name="P7">2012</text:p>
      <text:p text:style-name="P8">6 mois</text:p>
      <text:p text:style-name="P7">Expert TWS, <text:span text:style-name="T2">Véolia</text:span>, Saint-Maurice, SSIELL via Logware</text:p>
      <text:p text:style-name="P1">Migration TWS 8.3 vers un TWS 8.6 (210 workstations)</text:p>
      <text:list text:style-name="L19">
        <text:list-item>
          <text:p text:style-name="P43">Expert TWS</text:p>
          <text:list>
            <text:list-item>
              <text:p text:style-name="P43">Création de scripts Unix et SQL (Oracle) pour réaliser un inventaire des objets TWS et supprimer les obsolètes,</text:p>
            </text:list-item>
            <text:list-item>
              <text:p text:style-name="P43">Analyse des ressources systèmes pour l’installation de TWS 8.6,</text:p>
            </text:list-item>
            <text:list-item>
              <text:p text:style-name="P43">Rédaction de feuille de route de la migration,</text:p>
            </text:list-item>
            <text:list-item>
              <text:p text:style-name="P43">Animation de réunions de travail autour de la migration,</text:p>
            </text:list-item>
            <text:list-item>
              <text:p text:style-name="P43">Proposition d’organisation d’une production avec TWS,</text:p>
            </text:list-item>
            <text:list-item>
              <text:p text:style-name="P43">Validation de la migration par de nombreux tests,</text:p>
            </text:list-item>
            <text:list-item>
              <text:p text:style-name="P43">Rédaction de scripts pour la migration des données TWS,</text:p>
            </text:list-item>
            <text:list-item>
              <text:p text:style-name="P43">Rédaction de la procédure de migration,</text:p>
            </text:list-item>
          </text:list>
        </text:list-item>
        <text:list-item>
          <text:p text:style-name="P43">Administrateur applicatif</text:p>
          <text:list>
            <text:list-item>
              <text:p text:style-name="P43">Rédaction de scripts et de consignes</text:p>
            </text:list-item>
          </text:list>
        </text:list-item>
      </text:list>
      <text:p text:style-name="P1"><text:span text:style-name="T14">Système </text:span>Red Hat &amp; Suse</text:p>
      <text:p text:style-name="P1"><text:span text:style-name="T14">Langage : </text:span>Shell</text:p>
      <text:p text:style-name="P1">SGBD : Oracle</text:p>
      <text:p text:style-name="P1">Outils : TWS</text:p>
      <text:p text:style-name="P1"/>
      <text:p text:style-name="P44">2012</text:p>
      <text:p text:style-name="P44">6,5 jours</text:p>
      <text:p text:style-name="P9">Formateur Linux, <text:span text:style-name="T2">Intelli’n</text:span>, Soissons, SSIELL</text:p>
      <text:p text:style-name="P1">Formateur, en binôme</text:p>
      <text:p text:style-name="P9"><text:soft-page-break/>9 élèves candidats à la certification LPIC101 &amp; LPIC102</text:p>
      <text:p text:style-name="P9">6 certifiés aux examens 101 &amp; 102 et 2 au 102</text:p>
      <text:p text:style-name="P9">2 jours de formation pour le niveau 101</text:p>
      <text:p text:style-name="P1">4,5 jours pour le niveau 102</text:p>
      <text:p text:style-name="P1">1/2 journée pour les deux évaluations</text:p>
      <text:p text:style-name="P1"/>
      <text:p text:style-name="P44">2011-2012</text:p>
      <text:p text:style-name="P44">8 mois</text:p>
      <text:p text:style-name="P9">Expert TWS, <text:span text:style-name="T2">Air France</text:span>, Orly, SSIELL via Proord</text:p>
      <text:p text:style-name="P1">Migration de deux environnements d’un TWS 8.2 vers un TWS 8.5 (environ 200 et 120 workstations)</text:p>
      <text:list text:style-name="L20">
        <text:list-item>
          <text:p text:style-name="P45">Formation découverte de Linux après d’un collègue Air France (15 heures)</text:p>
        </text:list-item>
        <text:list-item>
          <text:p text:style-name="P45">Rédaction d’une formation TWS à l’attention de collègues Air France</text:p>
        </text:list-item>
        <text:list-item>
          <text:p text:style-name="P45">Création de scripts d’aide à la gestion de la production Unix / Linux sur TWS :</text:p>
          <text:list>
            <text:list-item>
              <text:p text:style-name="P45">récupération des traitements trop fréquemment en erreur</text:p>
            </text:list-item>
            <text:list-item>
              <text:p text:style-name="P45">automatisation d’envoi de message d’information d’erreur</text:p>
            </text:list-item>
            <text:list-item>
              <text:p text:style-name="P45">nettoyage des objets obsolètes (calendrier, traitement orphelin, chaı̂ne vide, etc.)</text:p>
            </text:list-item>
            <text:list-item>
              <text:p text:style-name="P45">génération de pages HTML contenant les informations des chaînes et un schéma des enchaînements des traitements</text:p>
            </text:list-item>
          </text:list>
        </text:list-item>
      </text:list>
      <text:p text:style-name="P1"><text:span text:style-name="T14">Système : </text:span>Red Hat</text:p>
      <text:p text:style-name="P1">SGBD : DB2</text:p>
      <text:p text:style-name="P1"><text:span text:style-name="T14">Langage : </text:span>Shell</text:p>
      <text:p text:style-name="P1">Outils : TWS</text:p>
      <text:p text:style-name="P1"/>
      <text:p text:style-name="P44">2011-2011</text:p>
      <text:p text:style-name="P44">6 mois (temps partiel)</text:p>
      <text:p text:style-name="P9">Expert TWS, <text:span text:style-name="T2">BforBank</text:span>, La Défense, SSIELL</text:p>
      <text:list text:style-name="L21">
        <text:list-item>
          <text:p text:style-name="P46">Mise en place d’un ETL</text:p>
          <text:list>
            <text:list-item>
              <text:p text:style-name="P46">Installation de l’agent TWS sur les nouveaux serveur ETL Powercenter</text:p>
            </text:list-item>
            <text:list-item>
              <text:p text:style-name="P46">Configuration des moteurs TWS pour gérer ces nouveaux agents</text:p>
            </text:list-item>
            <text:list-item>
              <text:p text:style-name="P46">Création de scripts de gestion de l’ETL dans la production TWS</text:p>
            </text:list-item>
            <text:list-item>
              <text:p text:style-name="P46">Rédaction de documentations et formation des exploitants</text:p>
            </text:list-item>
          </text:list>
        </text:list-item>
      </text:list>
      <text:p text:style-name="P1"><text:span text:style-name="T14">Système : </text:span>Red Hat</text:p>
      <text:p text:style-name="P1"><text:span text:style-name="T14">Langage : </text:span>Shell</text:p>
      <text:p text:style-name="P1">Outils : TWS, Powercenter</text:p>
      <text:p text:style-name="P1"/>
      <text:p text:style-name="P9">2010–2011</text:p>
      <text:p text:style-name="P9">7 mois (plein temps puis partiel)</text:p>
      <text:p text:style-name="P1">Ingénieur de production, <text:span text:style-name="T2">La Mutualité Française</text:span>, Paris XV, SSIELL via Profilhom</text:p>
      <text:p text:style-name="P1">Analyse et amélioration de l’utilisation d’un LDAP en synchronisation.</text:p>
      <text:list text:style-name="L22">
        <text:list-item>
          <text:p text:style-name="P47">Rédaction de documentations relatives à la gestion des incidents de production et des actions de mises à jour des environnements de recette, pré-production et production</text:p>
        </text:list-item>
        <text:list-item>
          <text:p text:style-name="P47">Gestion des incidents de la production gérée par $U</text:p>
        </text:list-item>
        <text:list-item>
          <text:p text:style-name="P47">Écriture de scripts pour :</text:p>
          <text:list>
            <text:list-item>
              <text:p text:style-name="P47">récupérer les données des deux LDAP</text:p>
            </text:list-item>
            <text:list-item>
              <text:p text:style-name="P47">faire des statistiques</text:p>
            </text:list-item>
            <text:list-item>
              <text:p text:style-name="P47">faire des mises en production</text:p>
            </text:list-item>
            <text:list-item>
              <text:p text:style-name="P47">sauvegarder le LDAP</text:p>
            </text:list-item>
          </text:list>
        </text:list-item>
      </text:list>
      <text:p text:style-name="P1"><text:span text:style-name="T14">Système : </text:span>Red Hat</text:p>
      <text:p text:style-name="P1"><text:span text:style-name="T14">Langage : </text:span>Shell</text:p>
      <text:p text:style-name="P1">Outils : $U, LDAP</text:p>
      <text:p text:style-name="P1"/>
      <text:p text:style-name="P44">2009-2010</text:p>
      <text:p text:style-name="P44">12 mois</text:p>
      <text:p text:style-name="P9">Ingénieur de production, <text:span text:style-name="T2">BforBank</text:span>, La Défense, SSIELL via ITS Group</text:p>
      <text:list text:style-name="L23">
        <text:list-item>
          <text:p text:style-name="P48">Mise en place de la production informatique de la nouvelle banque en ligne BforBank.</text:p>
        </text:list-item>
        <text:list-item>
          <text:p text:style-name="P48">Rédaction et application des normes de la production : arborescence, nom des scripts, des traces et des objets TWS,</text:p>
        </text:list-item>
        <text:list-item>
          <text:p text:style-name="P48">Mise en place et administration d’un Wiki,</text:p>
        </text:list-item>
        <text:list-item>
          <text:p text:style-name="P48">Création, dans ce wiki, d’un tableau de bord de la production c’est-à-dire les exécutions et la configuration des traitements TWS</text:p>
        </text:list-item>
        <text:list-item>
          <text:p text:style-name="P48">Création de scripts Unix, Linux et batch Windows™pour CFT, T24, DB2, Oracle et l’administration système et applicative Unix – Linux</text:p>
        </text:list-item>
        <text:list-item>
          <text:p text:style-name="P48">Création de documentations relatives à l’administration système et applicative,</text:p>
        </text:list-item>
        <text:list-item>
          <text:p text:style-name="P48">Administration système des serveurs de tests (Debian, Red Hat, AIX),</text:p>
        </text:list-item>
      </text:list>
      <text:p text:style-name="P9">Expert TWS</text:p>
      <text:list text:style-name="L24">
        <text:list-item>
          <text:p text:style-name="P49">Mise en place de la production dans TWS</text:p>
        </text:list-item>
        <text:list-item>
          <text:p text:style-name="P49">Mise en place d’un serveur de secours de TWS</text:p>
        </text:list-item>
        <text:list-item>
          <text:p text:style-name="P49">Création de scripts nécessaires à la sauvegarde et l’écrasement de la base de données DB2 pour le serveur de secours</text:p>
        </text:list-item>
        <text:list-item>
          <text:p text:style-name="P49"><text:soft-page-break/>Configuration de ces traitements dans TWS</text:p>
        </text:list-item>
        <text:list-item>
          <text:p text:style-name="P49">Rédaction d’une procédure de bascule de moteur TWS</text:p>
        </text:list-item>
        <text:list-item>
          <text:p text:style-name="P49">Formation</text:p>
        </text:list-item>
      </text:list>
      <text:p text:style-name="P1"><text:span text:style-name="T14">Système :</text:span> Red Hat, Debian, AIX</text:p>
      <text:p text:style-name="P1">L<text:span text:style-name="T14">angage : </text:span>Shell</text:p>
      <text:p text:style-name="P1">Outils : TWS, CFT</text:p>
      <text:p text:style-name="P1"/>
      <text:p text:style-name="P9">2008–2009</text:p>
      <text:p text:style-name="P9">6 mois</text:p>
      <text:p text:style-name="P9">Développeur SHELL, <text:span text:style-name="T2">Agence pour l’Informatique Financière de l’État</text:span>, Noisy le Grand,</text:p>
      <text:p text:style-name="P1">SSIELL via Progressive</text:p>
      <text:p text:style-name="P1">Réalisation d’une application de distribution de fichiers sur l’ensemble des serveurs du projet</text:p>
      <text:p text:style-name="P9">CHORUS.</text:p>
      <text:list text:style-name="L25">
        <text:list-item>
          <text:p text:style-name="P50">Analyse de l’existent, rédaction des spécifications, écriture de l’application en shell,</text:p>
        </text:list-item>
        <text:list-item>
          <text:p text:style-name="P50">Rédaction des consignes d’utilisation, test de la solution</text:p>
        </text:list-item>
        <text:list-item>
          <text:p text:style-name="P50">Amélioration de scripts de sauvegarde de fichiers de configuration des équipements réseaux.</text:p>
        </text:list-item>
        <text:list-item>
          <text:p text:style-name="P50">Création de scripts pour la génération de fichiers .XLS de la configuration du SAN</text:p>
        </text:list-item>
      </text:list>
      <text:p text:style-name="P1"><text:span text:style-name="T14">Système : </text:span>Red Hat</text:p>
      <text:p text:style-name="P1"><text:span text:style-name="T14">Langage : </text:span>Shell</text:p>
      <text:p text:style-name="P1"/>
      <text:p text:style-name="P9">2007–2008 </text:p>
      <text:p text:style-name="P9">18 mois </text:p>
      <text:p text:style-name="P9">Ingénieur de production, <text:span text:style-name="T2">SDDC </text:span>par NetLevel, Paris III</text:p>
      <text:list text:style-name="L26">
        <text:list-item>
          <text:p text:style-name="P51">Rédaction de scripts pour l’analyse de l’exploitation et pour la mise en place de nouvelles chaı̂nes (jobstream).</text:p>
        </text:list-item>
        <text:list-item>
          <text:p text:style-name="P51">Réalisation de scripts d’aide à l’utilisation et à la configuration de TWS.</text:p>
        </text:list-item>
        <text:list-item>
          <text:p text:style-name="P51">Analyse de l’architecture Unix des applications CFT, TWS &amp; des Data WareHouses en vue d’une migration des serveurs de SunOS en IBM AIX.</text:p>
        </text:list-item>
        <text:list-item>
          <text:p text:style-name="P51">Administration système niveau I &amp; II des serveurs AIX.</text:p>
        </text:list-item>
        <text:list-item>
          <text:p text:style-name="P51">Création d’une application de surveillance de la dérive du temps des traitements à l’aide de PHP et de MySQL sur un serveur Debian.</text:p>
        </text:list-item>
        <text:list-item>
          <text:p text:style-name="P51">Création de requêtes SQL pour la surveillance des traitements applicatifs.</text:p>
        </text:list-item>
        <text:list-item>
          <text:p text:style-name="P51">Mise en place de nouveaux traitements applicatifs.</text:p>
        </text:list-item>
        <text:list-item>
          <text:p text:style-name="P51">Rédaction de consignes à l’attention des collègues et des pilotes.</text:p>
        </text:list-item>
        <text:list-item>
          <text:p text:style-name="P51">Support à la rédaction de scripts Unix.</text:p>
        </text:list-item>
        <text:list-item>
          <text:p text:style-name="P51">Configuration des transferts CFT.</text:p>
        </text:list-item>
        <text:list-item>
          <text:p text:style-name="P51">Administration de l’ordonnanceur TWS</text:p>
        </text:list-item>
        <text:list-item>
          <text:p text:style-name="P51">Administration de l’ETL PowerCenter d’informatica</text:p>
        </text:list-item>
      </text:list>
      <text:p text:style-name="P1">Système : SunOs, Debian, AIX.</text:p>
      <text:p text:style-name="P9">SGBD : Oracle, MySQL.</text:p>
      <text:p text:style-name="P9">Langages : Shell, PHP</text:p>
      <text:p text:style-name="P1">Outils : TWS, CFT, PowerCenter d’informatica</text:p>
      <text:p text:style-name="P1"/>
      <text:p text:style-name="P9">2006–2007 </text:p>
      <text:p text:style-name="P9">6 mois </text:p>
      <text:p text:style-name="P9">Analyse d’exploitation, intégrateur, <text:span text:style-name="T2">HSBC </text:span>par NetLevel, La Défense</text:p>
      <text:p text:style-name="P1">Mise en place de l’industrialisation des livraisons Unix &amp; Windows™.</text:p>
      <text:list text:style-name="L27">
        <text:list-item>
          <text:p text:style-name="P52">Création de scripts ksh et .bat.</text:p>
        </text:list-item>
        <text:list-item>
          <text:p text:style-name="P52">Gestion des changements.</text:p>
        </text:list-item>
        <text:list-item>
          <text:p text:style-name="P52">Administration de l’ordonnanceur $Universe.</text:p>
        </text:list-item>
        <text:list-item>
          <text:p text:style-name="P52">Diagnostic et résolution d’incidents et problèmes de production.</text:p>
        </text:list-item>
        <text:list-item>
          <text:p text:style-name="P52">Analyse de performance de nouvelles versions d’applications.</text:p>
        </text:list-item>
      </text:list>
      <text:p text:style-name="P1">Système : SunOs, Suse</text:p>
      <text:p text:style-name="P1">SGBD : Oracle, Sybase, Access</text:p>
      <text:p text:style-name="P1">Langages : Shell, Perl</text:p>
      <text:p text:style-name="P1">Outils : $Universe, DBArtisan.</text:p>
      <text:p text:style-name="P1"/>
      <text:p text:style-name="P9">2006</text:p>
      <text:p text:style-name="P9">9 mois</text:p>
      <text:p text:style-name="P9">Ingénieur applicatif Unix, <text:span text:style-name="T2">Natexis-Altaı̈r</text:span> par NetLevel, Lognes</text:p>
      <text:list text:style-name="L28">
        <text:list-item>
          <text:p text:style-name="P53">Administration d’applications Unix sous SunOs, Hp &amp; Linux.</text:p>
        </text:list-item>
        <text:list-item>
          <text:p text:style-name="P53">Développement de scripts pour les mises en production.</text:p>
        </text:list-item>
        <text:list-item>
          <text:p text:style-name="P53">Paramétrage d’outils TSM, Sysload, Monitor.</text:p>
        </text:list-item>
        <text:list-item>
          <text:p text:style-name="P53">Gestion des changements : applicatif, système.</text:p>
        </text:list-item>
        <text:list-item>
          <text:p text:style-name="P53">Administration d’applications Unix sous SunOs, Hp &amp; Linux.</text:p>
        </text:list-item>
      </text:list>
      <text:p text:style-name="P1">Système : Unix HP, SunOs, Linux.</text:p>
      <text:p text:style-name="P1">SGBD : Oracle, Sybase.</text:p>
      <text:p text:style-name="P1">Langages : Shell, Perl.</text:p>
      <text:p text:style-name="P1">Outils : Sysload, VmWare, Mon.</text:p>
      <text:p text:style-name="P1"><text:soft-page-break/></text:p>
      <text:p text:style-name="P9">2005</text:p>
      <text:p text:style-name="P44">12 mois</text:p>
      <text:p text:style-name="P9">Ingénieur d’exploitation Unix, <text:span text:style-name="T2">Roche</text:span> par NetLevel, Neuilly sur Seine</text:p>
      <text:p text:style-name="P1">Adaptation de l’exploitation Unix, Windows et SAP de l’ordonnanceur Unicenter vers Tivoli</text:p>
      <text:p text:style-name="P9">Workload Scheduler.</text:p>
      <text:list text:style-name="L29">
        <text:list-item>
          <text:p text:style-name="P54">Développement de scripts pour la récupération de données depuis TWS vers Excel™.</text:p>
        </text:list-item>
        <text:list-item>
          <text:p text:style-name="P54">Mise en place d’une procédure de demande de changements pour l’ordonnancement.</text:p>
        </text:list-item>
        <text:list-item>
          <text:p text:style-name="P54">Administration de TWS.</text:p>
        </text:list-item>
        <text:list-item>
          <text:p text:style-name="P54">Utilisation de SAP.</text:p>
        </text:list-item>
      </text:list>
      <text:p text:style-name="P1">Système : HP-UX</text:p>
      <text:p text:style-name="P1">SGBD : Oracle.</text:p>
      <text:p text:style-name="P1">Langage : Shell, Perl</text:p>
      <text:p text:style-name="P1">Outils : TWS.</text:p>
      <text:p text:style-name="P1"/>
      <text:p text:style-name="P9">2004 </text:p>
      <text:p text:style-name="P44">6 mois</text:p>
      <text:p text:style-name="P9">Analyste d’exploitation Unix, Cetelem par NetLevel, St Ouen</text:p>
      <text:p text:style-name="P1">Pour la comptabilité, développement et correction de scripts.</text:p>
      <text:list text:style-name="L30">
        <text:list-item>
          <text:p text:style-name="P55">Analyse / reprise de traitements incidentés, mise en recette et en production.</text:p>
        </text:list-item>
        <text:list-item>
          <text:p text:style-name="P55">Utilisation de l’ordonnanceur Unicenter de Computer Associates et des sauvegardes par Tivoli Storage Manager.</text:p>
        </text:list-item>
        <text:list-item>
          <text:p text:style-name="P55">Restauration de fichiers par TSM.</text:p>
        </text:list-item>
      </text:list>
      <text:p text:style-name="P1">Système : SunOs</text:p>
      <text:p text:style-name="P1">SGBD : Oracle.</text:p>
      <text:p text:style-name="P1">Langage : Shell</text:p>
      <text:p text:style-name="P1">Outils : Unicenter, Tivoli Storage Manager.</text:p>
      <text:p text:style-name="P1"/>
      <text:p text:style-name="P9">2003–2004</text:p>
      <text:p text:style-name="P9">8 mois</text:p>
      <text:p text:style-name="P9">Analyste d’exploitation Unix &amp; NT, EDF par Atos, Clamart</text:p>
      <text:list text:style-name="L31">
        <text:list-item>
          <text:p text:style-name="P56">Sur Linux, correction de scripts bash pour la surveillance de traces d’exploitation.</text:p>
        </text:list-item>
        <text:list-item>
          <text:p text:style-name="P56">Utilisation de l’ordonnanceur Control-M et des sauvegardes par Networker.</text:p>
        </text:list-item>
        <text:list-item>
          <text:p text:style-name="P56">Réalisation d’actions demandées pour l’installation de nouvelles applications.</text:p>
        </text:list-item>
      </text:list>
      <text:p text:style-name="P1">Système : Red Hat, SunOs</text:p>
      <text:p text:style-name="P1">SGBD : Oracle client Windows, serveur Unix.</text:p>
      <text:p text:style-name="P1">Langage : Shell</text:p>
      <text:p text:style-name="P1">Outils : Control-M, Networker.</text:p>
      <text:p text:style-name="P1"/>
      <text:p text:style-name="P10">2001–2003 </text:p>
      <text:p text:style-name="P11">30 mois</text:p>
      <text:p text:style-name="P10">Analyste d’exploitation Unix, NT &amp; VMS, <text:span text:style-name="T2">Crédit Lyonnais</text:span> par Atos, La Défense</text:p>
      <text:p text:style-name="P1">Analyse et résolution des incidents applicatifs (Summit, EAI, Murex. . . ) &amp; systèmes (HP-UX &amp;</text:p>
      <text:p text:style-name="P1">SunOs).</text:p>
      <text:list text:style-name="L32">
        <text:list-item>
          <text:p text:style-name="P58">Création de consignes,</text:p>
        </text:list-item>
        <text:list-item>
          <text:p text:style-name="P58">Développement de scripts pour la gestion de comptes Unix &amp; Sybase et l’exploitation d’un EAI.</text:p>
        </text:list-item>
        <text:list-item>
          <text:p text:style-name="P58">Amélioration des scripts d’exploitation de l’application Summit.</text:p>
        </text:list-item>
        <text:list-item>
          <text:p text:style-name="P58">Surveillance Tivoli, Administration de l’ordonnanceur $Universe et des sauvegardes par Networker.</text:p>
        </text:list-item>
        <text:list-item>
          <text:p text:style-name="P58">Migration d’une production de HP-UX vers SunOs pour l’application Summit.</text:p>
        </text:list-item>
      </text:list>
      <text:p text:style-name="P1">Système : HP-UX, SunOs, VMS, NT</text:p>
      <text:p text:style-name="P1">SGBD : Sybase, Oracle.</text:p>
      <text:p text:style-name="P1">Langage : Shell, SQL</text:p>
      <text:p text:style-name="P1">Outils : Surveillance Tivoli, $Universe, Networker.</text:p>
      <text:p text:style-name="P1"/>
      <text:p text:style-name="P10">2000–2001</text:p>
      <text:p text:style-name="P10">3 mois</text:p>
      <text:p text:style-name="P10">Technicien d’exploitation Unix, NT &amp; VMS, Crédit Lyonnais par Atos, Paris XI</text:p>
      <text:p text:style-name="P1">Application de consignes pour la résolution d’incidents de production.</text:p>
      <text:list text:style-name="L33">
        <text:list-item>
          <text:p text:style-name="P59">Utilisation de la surveillance Tivoli, utilisation de l’ordonnanceur $Universe et restauration des sauvegardes par Networker.</text:p>
        </text:list-item>
        <text:list-item>
          <text:p text:style-name="P59">Application des consignes sur remontée d’incident</text:p>
        </text:list-item>
      </text:list>
      <text:p text:style-name="P1">Système : HP-UX, SunOs, VMS, NT</text:p>
      <text:p text:style-name="P1">SGBD : Sybase</text:p>
      <text:p text:style-name="P1">Outils : Surveillance Tivoli, $Universe, Networker.</text:p>
      <text:p text:style-name="P1"/>
      <text:p text:style-name="P10">2000 </text:p>
      <text:p text:style-name="P10">3 mois</text:p>
      <text:p text:style-name="P10">Technicien d’exploitation Unix, <text:span text:style-name="T2">France Télécom Câble</text:span> par Seevia, Malakoff</text:p>
      <text:p text:style-name="P1"><text:soft-page-break/>Surveillance de processus Oracle, gestion des sauvegardes.</text:p>
      <text:list text:style-name="L34">
        <text:list-item>
          <text:p text:style-name="P60">Administration de l’ordonnanceur $Universe.</text:p>
        </text:list-item>
        <text:list-item>
          <text:p text:style-name="P60">Création de scripts pour la gestion de sauvegardes et mises en production.</text:p>
        </text:list-item>
      </text:list>
      <text:p text:style-name="P1">Système : SunOs</text:p>
      <text:p text:style-name="P1">SGBD : Oracle.</text:p>
      <text:p text:style-name="P1">Langages : Shell, HTML</text:p>
      <text:p text:style-name="P1">Outils : $Universe.</text:p>
      <text:p text:style-name="P1"/>
      <text:p text:style-name="P10">2000 </text:p>
      <text:p text:style-name="P11">6 mois</text:p>
      <text:p text:style-name="P10">Technicien informatique Unix, Riva-Anker, Nanterre</text:p>
      <text:p text:style-name="P1">Migration des systèmes informatiques des Intermarché.</text:p>
      <text:list text:style-name="L35">
        <text:list-item>
          <text:p text:style-name="P61">Formateur des techniciens au BSD</text:p>
        </text:list-item>
        <text:list-item>
          <text:p text:style-name="P61">Support technique</text:p>
        </text:list-item>
        <text:list-item>
          <text:p text:style-name="P61">Formation des utilisateurs au nouveau système d’encaissements</text:p>
        </text:list-item>
      </text:list>
      <text:p text:style-name="P1"><text:span text:style-name="T15">Système : </text:span>Unix Sco, BSD</text:p>
      <text:p text:style-name="P1"><text:span text:style-name="T15">Langage : </text:span>Shell</text:p>
      <text:p text:style-name="P1"/>
      <text:p text:style-name="P11">1996-2000</text:p>
      <text:p text:style-name="P11">41 mois</text:p>
      <text:p text:style-name="P1"><text:span text:style-name="T2">Tech</text:span><text:span text:style-name="T3">nicien</text:span><text:span text:style-name="T2"> de maintenance</text:span>, <text:span text:style-name="T2">Responsable d’agence</text:span>, Micro-Maintenance-France, Paris puis Arras</text:p>
      <text:p text:style-name="P1">Maintenance des systèmes &amp; matériels pour pharmacies de ville.</text:p>
      <text:list text:style-name="L36">
        <text:list-item>
          <text:p text:style-name="P62">Responsable des trois techniciens de l’agence d’Arras.</text:p>
        </text:list-item>
        <text:list-item>
          <text:p text:style-name="P62">Gestion des stocks et planification des interventions et installations.</text:p>
        </text:list-item>
        <text:list-item>
          <text:p text:style-name="P62">Dépannage sur site et par téléphone</text:p>
        </text:list-item>
        <text:list-item>
          <text:p text:style-name="P62">Formation de clients et du personnel.</text:p>
        </text:list-item>
      </text:list>
      <text:p text:style-name="P1"><text:span text:style-name="T15">Système : </text:span>Interactive Unix, Sco</text:p>
      <text:p text:style-name="P1"><text:span text:style-name="T15">Langage : </text:span>Shell</text:p>
      <text:p text:style-name="P1"/>
      <text:p text:style-name="P10">Formation : </text:p>
      <text:p text:style-name="P10">Électronique</text:p>
      <text:p text:style-name="P1">1994 B.T.S</text:p>
      <text:p text:style-name="P1">1992 Baccalauréat</text:p>
      <text:p text:style-name="P1">1990 B.E.P</text:p>
      <text:p text:style-name="P1"/>
      <text:p text:style-name="P1">Centres d’intérêts</text:p>
      <text:p text:style-name="P10">Informatique : </text:p>
      <text:list text:style-name="L37">
        <text:list-item>
          <text:p text:style-name="P63">autodidacte, curieux et passionné de logiciels libres en général et GNU/Linux en particulier,</text:p>
        </text:list-item>
        <text:list-item>
          <text:p text:style-name="P63">Utilisateur de Linux depuis 1999, Debian depuis 2002</text:p>
        </text:list-item>
      </text:list>
      <text:p text:style-name="P10">L’entraide : </text:p>
      <text:list text:style-name="L38">
        <text:list-item>
          <text:p text:style-name="P64">Adhérent d’une association de promotion des Logiciels Libres (Oisux).</text:p>
        </text:list-item>
      </text:list>
      <text:p text:style-name="P10">Sport : </text:p>
      <text:list text:style-name="L39">
        <text:list-item>
          <text:p text:style-name="P65">Depuis 2024, fondateur et président du club de tennis de table d’Orry-la-Ville CO Ping :</text:p>
        </text:list-item>
        <text:list-item>
          <text:p text:style-name="P65">Gestion de :</text:p>
          <text:list>
            <text:list-item>
              <text:p text:style-name="P65">ses 40 membres</text:p>
            </text:list-item>
            <text:list-item>
              <text:p text:style-name="P65">dont 12 enfants</text:p>
            </text:list-item>
            <text:list-item>
              <text:p text:style-name="P65">et 14 compétiteurs</text:p>
            </text:list-item>
            <text:list-item>
              <text:p text:style-name="P65">pour 2 équipes, de 4 membres, championnes de leur poule en D4</text:p>
            </text:list-item>
          </text:list>
        </text:list-item>
        <text:list-item>
          <text:p text:style-name="P65">Relation avec les mairies, la fédération, la ligue, le comité et les autres clubs</text:p>
        </text:list-item>
        <text:list-item>
          <text:p text:style-name="P65">Création et animation d’actions de promotion du club et du tennis de table.</text:p>
        </text:list-item>
        <text:list-item>
          <text:p text:style-name="P65">Mise en place de l’informatique nécessaire à la gestion du club (Paheko, Joomla!, NextCloud).</text:p>
          <text:p text:style-name="P65"/>
        </text:list-item>
        <text:list-item>
          <text:p text:style-name="P65">Bénévole, sur une semaine, au WTT (World Table Tennis) Champions de Montpellier</text:p>
        </text:list-item>
      </text:list>
      <text:p text:style-name="P1">en octobre 2024 : guide des spectateurs et chaperon des sportifs et membres dirigeants</text:p>
      <text:p text:style-name="P1">de la WT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9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35:43.040924934</meta:creation-date>
    <dc:date>2025-01-24T15:18:50.445990922</dc:date>
    <meta:editing-duration>PT4M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8" meta:paragraph-count="461" meta:word-count="3348" meta:character-count="20730" meta:non-whitespace-character-count="18067"/>
  </office:meta>
</office:document-meta>
</file>